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9e1" officeooo:paragraph-rsid="000b69e1"/>
    </style:style>
    <style:style style:name="P2" style:family="paragraph" style:parent-style-name="Standard">
      <style:text-properties officeooo:paragraph-rsid="000b69e1"/>
    </style:style>
    <style:style style:name="P3" style:family="paragraph" style:parent-style-name="Standard">
      <style:text-properties officeooo:rsid="000e7c0a" officeooo:paragraph-rsid="000e7c0a"/>
    </style:style>
    <style:style style:name="T1" style:family="text">
      <style:text-properties officeooo:rsid="000b69e1"/>
    </style:style>
    <style:style style:name="T2" style:family="text">
      <style:text-properties officeooo:rsid="000d48b7"/>
    </style:style>
    <style:style style:name="T3" style:family="text">
      <style:text-properties officeooo:rsid="000d59fc"/>
    </style:style>
    <style:style style:name="T4" style:family="text">
      <style:text-properties officeooo:rsid="000e7c0a"/>
    </style:style>
    <style:style style:name="T5" style:family="text">
      <style:text-properties officeooo:rsid="000fd1f5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 officeooo:rsid="000fd1f5"/>
    </style:style>
    <style:style style:name="T7" style:family="text">
      <style:text-properties officeooo:rsid="001052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tial transcriptomic sequencing data</text:p>
      <text:p text:style-name="P1"/>
      <text:p text:style-name="P2"><text:span text:style-name="T1">Data demultiplexed in fastq format was checked with fastqc and fastq_screen to control quality sequencing. Sequencing reads were processed with SpaceRanger (v2.1.1) to align and count data for each sample. </text:span><text:span text:style-name="T2">References files used is refdata-gex-mm10-2020-A provided by 10xGenomics. We used raw output generated by SpaceRanger. First, we </text:span><text:span text:style-name="T3">used Visium methods from Voyager (v1.6.0) to load dataset and processed to segmentation selection spots. We conserved only spot overlapping tissue </text:span><text:span text:style-name="T4">(nspots = 2411). </text:span></text:p>
      <text:p text:style-name="P3">The downstream treatment for analysis after filtering spots used is SCTransform <text:span text:style-name="T5">with vst.flavor=V2 method and used SPARK method to identify genes with spatial expression pattern, we calculated kernel matrix from spatial locations (kerneltype = gaussian ; bandwitdhtype=SJ), </text:span><text:span text:style-name="T7">we used walktrap cluster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08:30:43.738465527</meta:creation-date>
    <dc:date>2024-10-04T18:00:10.714437944</dc:date>
    <meta:editing-duration>P1DT3H36M57S</meta:editing-duration>
    <meta:editing-cycles>1</meta:editing-cycles>
    <meta:document-statistic meta:table-count="0" meta:image-count="0" meta:object-count="0" meta:page-count="1" meta:paragraph-count="3" meta:word-count="116" meta:character-count="839" meta:non-whitespace-character-count="725"/>
    <meta:generator>LibreOffice/6.4.7.2$Linux_X86_64 LibreOffice_project/40$Build-2</meta:generator>
  </office:meta>
</office:document-meta>
</file>